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1719c" draw:shadow="hidden"/>
    </style:style>
    <style:style style:name="gr2" style:family="graphic" style:parent-style-name="standard">
      <style:graphic-properties draw:stroke="solid" svg:stroke-width="0.026cm" svg:stroke-color="#41719c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1.017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7" style:family="graphic" style:parent-style-name="standard">
      <style:graphic-properties draw:stroke="none" draw:fill="none" draw:textarea-vertical-align="middle" fo:min-height="2.984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marker-end="Marker_5f_0" draw:marker-end-width="0.385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P1" style:family="paragraph">
      <loext:graphic-properties draw:fill="solid" draw:fill-color="#41719c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solid" draw:fill-color="#ffffff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ath draw:style-name="gr1" draw:text-style-name="P1" draw:layer="layout" svg:width="1.2cm" svg:height="3.734cm" svg:x="3.8cm" svg:y="11.7cm" svg:viewBox="0 0 1201 3735" svg:d="M240 3735v-1868 747h-240v-1493l119-188h962l120 188v1493h-240v-747 1868h-360v-1494 1494zM974 373c0 66-17 130-50 187s-80 104-137 136c-57 33-121 50-186 50-66 0-130-17-187-50-57-32-104-79-137-136s-50-121-50-187c0-65 17-130 50-186 33-57 80-104 137-137s121-50 187-50c65 0 129 17 186 50s104 80 137 137c33 56 50 121 50 186z">
              <text:p/>
            </draw:path>
            <draw:path draw:style-name="gr2" draw:text-style-name="P2" draw:layer="layout" svg:width="1.2cm" svg:height="3.734cm" svg:x="3.8cm" svg:y="11.7cm" svg:viewBox="0 0 1201 3735" svg:d="M240 3735v-1868 747h-240v-1493l119-188h962l120 188v1493h-240v-747 1868h-360v-1494 1494zM974 373c0 66-17 130-50 187s-80 104-137 136c-57 33-121 50-186 50-66 0-130-17-187-50-57-32-104-79-137-136s-50-121-50-187c0-65 17-130 50-186 33-57 80-104 137-137s121-50 187-50c65 0 129 17 186 50s104 80 137 137c33 56 50 121 50 186z">
              <text:p/>
            </draw:path>
          </draw:g>
          <draw:frame draw:style-name="gr3" draw:text-style-name="P4" draw:layer="layout" svg:width="3.165cm" svg:height="1.299cm" svg:x="2.817cm" svg:y="15.434cm">
            <draw:text-box>
              <text:p text:style-name="P3"><text:span text:style-name="T1">главный</text:span></text:p>
              <text:p text:style-name="P3"><text:span text:style-name="T1">администратор</text:span></text:p>
            </draw:text-box>
          </draw:frame>
        </draw:g>
        <draw:g>
          <draw:g>
            <draw:path draw:style-name="gr1" draw:text-style-name="P1" draw:layer="layout" svg:width="1.2cm" svg:height="3.734cm" svg:x="16.4cm" svg:y="11.833cm" svg:viewBox="0 0 1201 3735" svg:d="M240 3735v-1868 747h-240v-1493l120-188h961l120 188v1493h-240v-747 1868h-360v-1494 1494zM974 373c0 66-17 130-50 187s-80 104-137 136c-57 33-121 50-186 50-66 0-130-17-187-50-57-32-104-79-137-136s-50-121-50-187c0-65 17-130 50-186 33-57 80-104 137-137s121-50 187-50c65 0 129 17 186 50s104 80 137 137c33 56 50 121 50 186z">
              <text:p/>
            </draw:path>
            <draw:path draw:style-name="gr2" draw:text-style-name="P2" draw:layer="layout" svg:width="1.2cm" svg:height="3.734cm" svg:x="16.4cm" svg:y="11.833cm" svg:viewBox="0 0 1201 3735" svg:d="M240 3735v-1868 747h-240v-1493l120-188h961l120 188v1493h-240v-747 1868h-360v-1494 1494zM974 373c0 66-17 130-50 187s-80 104-137 136c-57 33-121 50-186 50-66 0-130-17-187-50-57-32-104-79-137-136s-50-121-50-187c0-65 17-130 50-186 33-57 80-104 137-137s121-50 187-50c65 0 129 17 186 50s104 80 137 137c33 56 50 121 50 186z">
              <text:p/>
            </draw:path>
          </draw:g>
          <draw:frame draw:style-name="gr4" draw:text-style-name="P4" draw:layer="layout" svg:width="2.249cm" svg:height="0.791cm" svg:x="15.876cm" svg:y="15.567cm">
            <draw:text-box>
              <text:p text:style-name="P3"><text:span text:style-name="T1">диспетчер</text:span></text:p>
            </draw:text-box>
          </draw:frame>
        </draw:g>
        <draw:g>
          <draw:g>
            <draw:path draw:style-name="gr5" draw:text-style-name="P5" draw:layer="layout" svg:width="6.75cm" svg:height="3.266cm" svg:x="7.75cm" svg:y="8.7cm" svg:viewBox="0 0 6751 3267" svg:d="M6751 1634v-1c0 287-156 569-452 817-296 249-723 455-1236 598-513 144-1095 219-1687 219-593 0-1175-75-1688-219-513-143-940-349-1236-598-296-248-452-530-452-816 0-287 156-569 452-817 296-249 723-455 1236-598 513-144 1095-219 1688-219 592 0 1174 75 1687 219 513 143 940 349 1236 598 296 248 452 530 452 816z">
              <text:p/>
            </draw:path>
            <draw:path draw:style-name="gr6" draw:text-style-name="P2" draw:layer="layout" svg:width="6.75cm" svg:height="3.266cm" svg:x="7.75cm" svg:y="8.7cm" svg:viewBox="0 0 6751 3267" svg:d="M6751 1634v-1c0 287-156 569-452 817-296 249-723 455-1236 598-513 144-1095 219-1687 219-593 0-1175-75-1688-219-513-143-940-349-1236-598-296-248-452-530-452-816 0-287 156-569 452-817 296-249 723-455 1236-598 513-144 1095-219 1688-219 592 0 1174 75 1687 219 513 143 940 349 1236 598 296 248 452 530 452 816z">
              <text:p/>
            </draw:path>
          </draw:g>
          <draw:frame draw:style-name="gr7" draw:text-style-name="P4" draw:layer="layout" svg:width="6.75cm" svg:height="3.266cm" svg:x="7.75cm" svg:y="8.934cm">
            <draw:text-box>
              <text:p text:style-name="P3"><text:span text:style-name="T1">Учет оплаты по лицевому счету ЖКХ</text:span></text:p>
            </draw:text-box>
          </draw:frame>
        </draw:g>
        <draw:g>
          <draw:g>
            <draw:path draw:style-name="gr5" draw:text-style-name="P5" draw:layer="layout" svg:width="6.75cm" svg:height="3.266cm" svg:x="7.649cm" svg:y="1.533cm" svg:viewBox="0 0 6751 3267" svg:d="M6751 1634v-1c0 287-156 569-452 817-296 249-723 455-1236 598-513 144-1095 219-1687 219-593 0-1175-75-1688-219-513-143-940-349-1236-598-296-248-452-530-452-816 0-287 156-569 452-817 296-249 723-455 1236-598 513-144 1095-219 1688-219 592 0 1174 75 1687 219 513 143 940 349 1236 598 296 248 452 530 452 816z">
              <text:p/>
            </draw:path>
            <draw:path draw:style-name="gr6" draw:text-style-name="P2" draw:layer="layout" svg:width="6.75cm" svg:height="3.266cm" svg:x="7.649cm" svg:y="1.533cm" svg:viewBox="0 0 6751 3267" svg:d="M6751 1634v-1c0 287-156 569-452 817-296 249-723 455-1236 598-513 144-1095 219-1687 219-593 0-1175-75-1688-219-513-143-940-349-1236-598-296-248-452-530-452-816 0-287 156-569 452-817 296-249 723-455 1236-598 513-144 1095-219 1688-219 592 0 1174 75 1687 219 513 143 940 349 1236 598 296 248 452 530 452 816z">
              <text:p/>
            </draw:path>
          </draw:g>
          <draw:frame draw:style-name="gr7" draw:text-style-name="P4" draw:layer="layout" svg:width="6.75cm" svg:height="3.266cm" svg:x="7.649cm" svg:y="1.533cm">
            <draw:text-box>
              <text:p text:style-name="P3"><text:span text:style-name="T1">Добавление, редактирование</text:span></text:p>
              <text:p text:style-name="P3"><text:span text:style-name="T1">и удаление данных в БД</text:span></text:p>
            </draw:text-box>
          </draw:frame>
        </draw:g>
        <draw:g>
          <draw:g>
            <draw:path draw:style-name="gr5" draw:text-style-name="P5" draw:layer="layout" svg:width="6.75cm" svg:height="3.266cm" svg:x="7.75cm" svg:y="13.051cm" svg:viewBox="0 0 6751 3267" svg:d="M6751 1634v-1c0 287-156 569-452 817-296 249-723 455-1236 598-513 144-1095 219-1687 219-593 0-1175-75-1688-219-513-143-940-349-1236-598-296-248-452-530-452-816 0-287 156-569 452-817 296-249 723-455 1236-598 513-144 1095-219 1688-219 592 0 1174 75 1687 219 513 143 940 349 1236 598 296 248 452 530 452 816z">
              <text:p/>
            </draw:path>
            <draw:path draw:style-name="gr6" draw:text-style-name="P2" draw:layer="layout" svg:width="6.75cm" svg:height="3.266cm" svg:x="7.75cm" svg:y="13.051cm" svg:viewBox="0 0 6751 3267" svg:d="M6751 1634v-1c0 287-156 569-452 817-296 249-723 455-1236 598-513 144-1095 219-1687 219-593 0-1175-75-1688-219-513-143-940-349-1236-598-296-248-452-530-452-816 0-287 156-569 452-817 296-249 723-455 1236-598 513-144 1095-219 1688-219 592 0 1174 75 1687 219 513 143 940 349 1236 598 296 248 452 530 452 816z">
              <text:p/>
            </draw:path>
          </draw:g>
          <draw:frame draw:style-name="gr7" draw:text-style-name="P4" draw:layer="layout" svg:width="6.75cm" svg:height="3.266cm" svg:x="7.75cm" svg:y="13.051cm">
            <draw:text-box>
              <text:p text:style-name="P3"><text:span text:style-name="T1">Просмотр БД</text:span></text:p>
            </draw:text-box>
          </draw:frame>
        </draw:g>
        <draw:g>
          <draw:g>
            <draw:path draw:style-name="gr5" draw:text-style-name="P5" draw:layer="layout" svg:width="6.75cm" svg:height="3.266cm" svg:x="7.75cm" svg:y="17.402cm" svg:viewBox="0 0 6751 3267" svg:d="M6751 1634v-1c0 287-156 569-452 817-296 249-723 455-1236 598-513 144-1095 219-1687 219-593 0-1175-75-1688-219-513-143-940-349-1236-598-296-248-452-530-452-816 0-287 156-569 452-817 296-249 723-455 1236-598 513-144 1095-219 1688-219 592 0 1174 75 1687 219 513 143 940 349 1236 598 296 248 452 530 452 816z">
              <text:p/>
            </draw:path>
            <draw:path draw:style-name="gr6" draw:text-style-name="P2" draw:layer="layout" svg:width="6.75cm" svg:height="3.266cm" svg:x="7.75cm" svg:y="17.402cm" svg:viewBox="0 0 6751 3267" svg:d="M6751 1634v-1c0 287-156 569-452 817-296 249-723 455-1236 598-513 144-1095 219-1687 219-593 0-1175-75-1688-219-513-143-940-349-1236-598-296-248-452-530-452-816 0-287 156-569 452-817 296-249 723-455 1236-598 513-144 1095-219 1688-219 592 0 1174 75 1687 219 513 143 940 349 1236 598 296 248 452 530 452 816z">
              <text:p/>
            </draw:path>
          </draw:g>
          <draw:frame draw:style-name="gr7" draw:text-style-name="P4" draw:layer="layout" svg:width="6.75cm" svg:height="3.266cm" svg:x="7.75cm" svg:y="17.402cm">
            <draw:text-box>
              <text:p text:style-name="P3"><text:span text:style-name="T1">Поиск записи по лицевому счету</text:span></text:p>
            </draw:text-box>
          </draw:frame>
        </draw:g>
        <draw:g>
          <draw:g>
            <draw:path draw:style-name="gr5" draw:text-style-name="P5" draw:layer="layout" svg:width="6.75cm" svg:height="3.266cm" svg:x="7.75cm" svg:y="21.752cm" svg:viewBox="0 0 6751 3267" svg:d="M6751 1634v-1c0 287-156 569-452 817-296 249-723 455-1236 598-513 144-1095 219-1687 219-593 0-1175-75-1688-219-513-143-940-349-1236-598-296-248-452-530-452-816 0-287 156-569 452-817 296-249 723-455 1236-598 513-144 1095-219 1688-219 592 0 1174 75 1687 219 513 143 940 349 1236 598 296 248 452 530 452 816z">
              <text:p/>
            </draw:path>
            <draw:path draw:style-name="gr6" draw:text-style-name="P2" draw:layer="layout" svg:width="6.75cm" svg:height="3.266cm" svg:x="7.75cm" svg:y="21.752cm" svg:viewBox="0 0 6751 3267" svg:d="M6751 1634v-1c0 287-156 569-452 817-296 249-723 455-1236 598-513 144-1095 219-1687 219-593 0-1175-75-1688-219-513-143-940-349-1236-598-296-248-452-530-452-816 0-287 156-569 452-817 296-249 723-455 1236-598 513-144 1095-219 1688-219 592 0 1174 75 1687 219 513 143 940 349 1236 598 296 248 452 530 452 816z">
              <text:p/>
            </draw:path>
          </draw:g>
          <draw:frame draw:style-name="gr7" draw:text-style-name="P4" draw:layer="layout" svg:width="6.75cm" svg:height="3.266cm" svg:x="7.75cm" svg:y="21.752cm">
            <draw:text-box>
              <text:p text:style-name="P3"><text:span text:style-name="T1">Составление отчетов по</text:span></text:p>
              <text:p text:style-name="P3"><text:span text:style-name="T1">оплаченным счетам</text:span></text:p>
            </draw:text-box>
          </draw:frame>
        </draw:g>
        <draw:line draw:style-name="gr8" draw:text-style-name="P2" draw:layer="layout" svg:x1="4.4cm" svg:y1="11.7cm" svg:x2="8.2cm" svg:y2="4.1cm">
          <text:p/>
        </draw:line>
        <draw:line draw:style-name="gr8" draw:text-style-name="P2" draw:layer="layout" svg:x1="5cm" svg:y1="13.666cm" svg:x2="7.934cm" svg:y2="14.154cm">
          <text:p/>
        </draw:line>
        <draw:line draw:style-name="gr8" draw:text-style-name="P2" draw:layer="layout" svg:x1="16.401cm" svg:y1="14.245cm" svg:x2="12.712cm" svg:y2="17.595cm">
          <text:p/>
        </draw:line>
        <draw:line draw:style-name="gr8" draw:text-style-name="P2" draw:layer="layout" svg:x1="16.79cm" svg:y1="15.567cm" svg:x2="13.225cm" svg:y2="22.108cm">
          <text:p/>
        </draw:line>
        <draw:line draw:style-name="gr8" draw:text-style-name="P2" draw:layer="layout" svg:x1="16.401cm" svg:y1="13.357cm" svg:x2="13.302cm" svg:y2="11.581cm">
          <text:p/>
        </draw:line>
        <draw:line draw:style-name="gr8" draw:text-style-name="P2" draw:layer="layout" svg:x1="16.401cm" svg:y1="13.801cm" svg:x2="14.314cm" svg:y2="14.151cm">
          <text:p/>
        </draw:line>
        <draw:line draw:style-name="gr8" draw:text-style-name="P2" draw:layer="layout" svg:x1="16.7cm" svg:y1="12cm" svg:x2="14.3cm" svg:y2="7.4cm">
          <text:p/>
        </draw:line>
        <draw:g>
          <draw:g>
            <draw:path draw:style-name="gr5" draw:text-style-name="P5" draw:layer="layout" svg:width="6.75cm" svg:height="3.266cm" svg:x="7.8cm" svg:y="5.233cm" svg:viewBox="0 0 6751 3267" svg:d="M6751 1634v-1c0 287-156 569-452 817-296 249-723 455-1236 598-513 144-1095 219-1687 219-593 0-1175-75-1688-219-513-143-940-349-1236-598-296-248-452-530-452-816 0-287 156-569 452-817 296-249 723-455 1236-598 513-144 1095-219 1688-219 592 0 1174 75 1687 219 513 143 940 349 1236 598 296 248 452 530 452 816z">
              <text:p/>
            </draw:path>
            <draw:path draw:style-name="gr6" draw:text-style-name="P2" draw:layer="layout" svg:width="6.75cm" svg:height="3.266cm" svg:x="7.8cm" svg:y="5.233cm" svg:viewBox="0 0 6751 3267" svg:d="M6751 1634v-1c0 287-156 569-452 817-296 249-723 455-1236 598-513 144-1095 219-1687 219-593 0-1175-75-1688-219-513-143-940-349-1236-598-296-248-452-530-452-816 0-287 156-569 452-817 296-249 723-455 1236-598 513-144 1095-219 1688-219 592 0 1174 75 1687 219 513 143 940 349 1236 598 296 248 452 530 452 816z">
              <text:p/>
            </draw:path>
          </draw:g>
          <draw:frame draw:style-name="gr7" draw:text-style-name="P4" draw:layer="layout" svg:width="6.75cm" svg:height="3.266cm" svg:x="7.8cm" svg:y="5.233cm">
            <draw:text-box>
              <text:p text:style-name="P3"><text:span text:style-name="T1">Формирование квитанций</text:span></text:p>
              <text:p text:style-name="P3"><text:span text:style-name="T1">по оплате ЖКХ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30" svg:d="M10 0l-10 30h20zM10 12l-5 15h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2-01-24T12:55:39.959000000</dc:date>
    <dc:description/>
    <dc:language>en-US</dc:language>
    <dc:subject/>
    <dc:title/>
    <meta:creation-date>2022-01-24T04:45:31Z</meta:creation-date>
    <meta:initial-creator>happycozero</meta:initial-creator>
    <meta:keyword/>
    <meta:generator>LibreOffice/6.4.4.2$Windows_x86 LibreOffice_project/3d775be2011f3886db32dfd395a6a6d1ca2630ff</meta:generator>
    <meta:editing-duration>PT4M30S</meta:editing-duration>
    <meta:editing-cycles>2</meta:editing-cycles>
    <meta:document-statistic meta:object-count="47"/>
    <meta:user-defined meta:name="category"/>
    <meta:user-defined meta:name="company"/>
    <meta:template xlink:type="simple" xlink:actuate="onRequest" xlink:title="BASICD_M.vstx" xlink:href=""/>
  </office:meta>
</office:document-meta>
</file>